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6666" style:text-align-source="fix" style:repeat-content="false" style:vertical-align="middle"/>
      <style:paragraph-properties fo:text-align="center" fo:margin-left="0in"/>
      <style:text-properties fo:color="#ffffff" style:font-name="Lucida Console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ucida Console"/>
    </style:style>
    <style:style style:name="ce3" style:family="table-cell" style:parent-style-name="Default" style:data-style-name="N4">
      <style:table-cell-properties fo:background-color="#666666" style:text-align-source="fix" style:repeat-content="false" fo:padding-bottom="0.0138in" fo:padding-left="0.0138in" fo:padding-right="0.0693in" fo:padding-top="0.0138in" style:vertical-align="middle"/>
      <style:paragraph-properties fo:text-align="end" fo:margin-left="0in"/>
      <style:text-properties fo:color="#ffffff" style:font-name="Lucida Console"/>
    </style:style>
    <style:style style:name="ce4" style:family="table-cell" style:parent-style-name="Default" style:data-style-name="N4">
      <style:table-cell-properties fo:background-color="#ffffd7" style:text-align-source="fix" style:repeat-content="false" fo:padding-bottom="0.0138in" fo:padding-left="0.0138in" fo:padding-right="0.0693in" fo:padding-top="0.0138in"/>
      <style:paragraph-properties fo:text-align="end" fo:margin-left="0in"/>
      <style:text-properties style:font-name="Lucida Console"/>
    </style:style>
    <style:style style:name="ce5" style:family="table-cell" style:parent-style-name="Default" style:data-style-name="N4">
      <style:table-cell-properties style:text-align-source="fix" style:repeat-content="false" fo:padding-bottom="0.0138in" fo:padding-left="0.0138in" fo:padding-right="0.0693in" fo:padding-top="0.0138in" style:vertical-align="middle"/>
      <style:paragraph-properties fo:text-align="end" fo:margin-left="0in"/>
      <style:text-properties style:font-name="Lucida Console"/>
    </style:style>
    <style:style style:name="ce10" style:family="table-cell" style:parent-style-name="Default" style:data-style-name="N121">
      <style:table-cell-properties style:text-align-source="fix" style:repeat-content="false" fo:padding-bottom="0.0138in" fo:padding-left="0.0138in" fo:padding-right="0.0693in" fo:padding-top="0.0138in"/>
      <style:paragraph-properties fo:text-align="end" fo:margin-left="0in"/>
      <style:text-properties style:font-name="Lucida Console"/>
    </style:style>
    <style:style style:name="ce7" style:family="table-cell" style:parent-style-name="Default" style:data-style-name="N125">
      <style:table-cell-properties fo:background-color="#666666" style:text-align-source="fix" style:repeat-content="false" style:vertical-align="middle"/>
      <style:paragraph-properties fo:text-align="center" fo:margin-left="0in"/>
      <style:text-properties fo:color="#ffffff" style:font-name="Lucida Console"/>
    </style:style>
    <style:style style:name="ce8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Lucida Console"/>
      <style:map style:condition="cell-content()&gt;0" style:apply-style-name="Good" style:base-cell-address="'64 kHz'.E2"/>
      <style:map style:condition="cell-content()&lt;0" style:apply-style-name="Bad" style:base-cell-address="'64 kHz'.E2"/>
    </style:style>
    <style:style style:name="ce9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Lucida Consol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ucida Console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ucida Console"/>
    </style:style>
  </office:automatic-styles>
  <office:body>
    <office:spreadsheet>
      <table:calculation-settings table:automatic-find-labels="false" table:use-regular-expressions="false" table:use-wildcards="true"/>
      <table:table table:name="64 kHz" table:style-name="ta1"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column table:style-name="co2" table:default-cell-style-name="ce5"/>
        <table:table-column table:style-name="co1" table:default-cell-style-name="ce9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column table:style-name="co1" table:default-cell-style-name="ce11"/>
        <table:table-column table:style-name="co1" table:number-columns-repeated="16372" table:default-cell-style-name="ce21"/>
        <table:table-row table:style-name="ro1">
          <table:table-cell table:style-name="ce1" office:value-type="string" calcext:value-type="string">
            <text:p>Note</text:p>
          </table:table-cell>
          <table:table-cell table:style-name="ce3" office:value-type="string" calcext:value-type="string">
            <text:p>Frequenc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Frequency</text:p>
          </table:table-cell>
          <table:table-cell table:style-name="ce7" office:value-type="string" calcext:value-type="string">
            <text:p>Difference</text:p>
          </table:table-cell>
          <table:table-cell table:style-name="ce1" office:value-type="string" calcext:value-type="string">
            <text:p>Value + 1</text:p>
          </table:table-cell>
          <table:table-cell table:style-name="ce3" office:value-type="string" calcext:value-type="string">
            <text:p>Frequency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Value – 1</text:p>
          </table:table-cell>
          <table:table-cell table:style-name="ce3" office:value-type="string" calcext:value-type="string">
            <text:p>Frequency</text:p>
          </table:table-cell>
          <table:table-cell table:style-name="ce1" office:value-type="string" calcext:value-type="string">
            <text:p>Differen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-3</text:p>
          </table:table-cell>
          <table:table-cell table:style-name="ce4" office:value-type="float" office:value="130.81" calcext:value-type="float">
            <text:p>130.81</text:p>
          </table:table-cell>
          <table:table-cell office:value-type="string" calcext:value-type="string">
            <text:p>F1</text:p>
          </table:table-cell>
          <table:table-cell table:style-name="ce10" office:value-type="float" office:value="130.86" calcext:value-type="float">
            <text:p>130.86</text:p>
          </table:table-cell>
          <table:table-cell table:style-name="ce8" table:formula="of:=[.D2]-[.B2]" office:value-type="float" office:value="0.0500000000000114" calcext:value-type="float">
            <text:p>+000.05</text:p>
          </table:table-cell>
          <table:table-cell office:value-type="string" calcext:value-type="string">
            <text:p>F2</text:p>
          </table:table-cell>
          <table:table-cell table:style-name="ce10" office:value-type="float" office:value="130.32" calcext:value-type="float">
            <text:p>130.32</text:p>
          </table:table-cell>
          <table:table-cell table:style-name="ce8" table:formula="of:=[.G2]-[.B2]" office:value-type="float" office:value="-0.490000000000009" calcext:value-type="float">
            <text:p>-000.49</text:p>
          </table:table-cell>
          <table:table-cell office:value-type="string" calcext:value-type="string">
            <text:p>F0</text:p>
          </table:table-cell>
          <table:table-cell table:style-name="ce10" office:value-type="float" office:value="131.41" calcext:value-type="float">
            <text:p>131.41</text:p>
          </table:table-cell>
          <table:table-cell table:style-name="ce8" table:formula="of:=[.J2]-[.B2]" office:value-type="float" office:value="0.599999999999994" calcext:value-type="float">
            <text:p>+000.6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#3</text:p>
          </table:table-cell>
          <table:table-cell table:style-name="ce4" office:value-type="float" office:value="138.59" calcext:value-type="float">
            <text:p>138.59</text:p>
          </table:table-cell>
          <table:table-cell office:value-type="string" calcext:value-type="string">
            <text:p>E3</text:p>
          </table:table-cell>
          <table:table-cell table:style-name="ce10" office:value-type="float" office:value="138.9" calcext:value-type="float">
            <text:p>138.90</text:p>
          </table:table-cell>
          <table:table-cell table:style-name="ce8" table:formula="of:=[.D3]-[.B3]" office:value-type="float" office:value="0.310000000000002" calcext:value-type="float">
            <text:p>+000.31</text:p>
          </table:table-cell>
          <table:table-cell office:value-type="string" calcext:value-type="string">
            <text:p>E4</text:p>
          </table:table-cell>
          <table:table-cell table:style-name="ce10" office:value-type="float" office:value="138.29" calcext:value-type="float">
            <text:p>138.29</text:p>
          </table:table-cell>
          <table:table-cell table:style-name="ce8" table:formula="of:=[.G3]-[.B3]" office:value-type="float" office:value="-0.300000000000011" calcext:value-type="float">
            <text:p>-000.30</text:p>
          </table:table-cell>
          <table:table-cell office:value-type="string" calcext:value-type="string">
            <text:p>E2</text:p>
          </table:table-cell>
          <table:table-cell table:style-name="ce10" office:value-type="float" office:value="139.51" calcext:value-type="float">
            <text:p>139.51</text:p>
          </table:table-cell>
          <table:table-cell table:style-name="ce8" table:formula="of:=[.J3]-[.B3]" office:value-type="float" office:value="0.919999999999988" calcext:value-type="float">
            <text:p>+000.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-3</text:p>
          </table:table-cell>
          <table:table-cell table:style-name="ce4" office:value-type="float" office:value="146.83" calcext:value-type="float">
            <text:p>146.83</text:p>
          </table:table-cell>
          <table:table-cell office:value-type="string" calcext:value-type="string">
            <text:p>D6</text:p>
          </table:table-cell>
          <table:table-cell table:style-name="ce10" office:value-type="float" office:value="147.3" calcext:value-type="float">
            <text:p>147.30</text:p>
          </table:table-cell>
          <table:table-cell table:style-name="ce8" table:formula="of:=[.D4]-[.B4]" office:value-type="float" office:value="0.469999999999999" calcext:value-type="float">
            <text:p>+000.47</text:p>
          </table:table-cell>
          <table:table-cell office:value-type="string" calcext:value-type="string">
            <text:p>D7</text:p>
          </table:table-cell>
          <table:table-cell table:style-name="ce10" office:value-type="float" office:value="146.61" calcext:value-type="float">
            <text:p>146.61</text:p>
          </table:table-cell>
          <table:table-cell table:style-name="ce8" table:formula="of:=[.G4]-[.B4]" office:value-type="float" office:value="-0.219999999999999" calcext:value-type="float">
            <text:p>-000.22</text:p>
          </table:table-cell>
          <table:table-cell office:value-type="string" calcext:value-type="string">
            <text:p>D5</text:p>
          </table:table-cell>
          <table:table-cell table:style-name="ce10" office:value-type="float" office:value="147.98" calcext:value-type="float">
            <text:p>147.98</text:p>
          </table:table-cell>
          <table:table-cell table:style-name="ce8" table:formula="of:=[.J4]-[.B4]" office:value-type="float" office:value="1.14999999999998" calcext:value-type="float">
            <text:p>+001.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#3</text:p>
          </table:table-cell>
          <table:table-cell table:style-name="ce4" office:value-type="float" office:value="155.56" calcext:value-type="float">
            <text:p>155.56</text:p>
          </table:table-cell>
          <table:table-cell office:value-type="string" calcext:value-type="string">
            <text:p>CA</text:p>
          </table:table-cell>
          <table:table-cell table:style-name="ce10" office:value-type="float" office:value="156" calcext:value-type="float">
            <text:p>156.00</text:p>
          </table:table-cell>
          <table:table-cell table:style-name="ce8" table:formula="of:=[.D5]-[.B5]" office:value-type="float" office:value="0.439999999999998" calcext:value-type="float">
            <text:p>+000.44</text:p>
          </table:table-cell>
          <table:table-cell office:value-type="string" calcext:value-type="string">
            <text:p>CB</text:p>
          </table:table-cell>
          <table:table-cell table:style-name="ce10" office:value-type="float" office:value="155.24" calcext:value-type="float">
            <text:p>155.24</text:p>
          </table:table-cell>
          <table:table-cell table:style-name="ce8" table:formula="of:=[.G5]-[.B5]" office:value-type="float" office:value="-0.319999999999993" calcext:value-type="float">
            <text:p>-000.32</text:p>
          </table:table-cell>
          <table:table-cell office:value-type="string" calcext:value-type="string">
            <text:p>C9</text:p>
          </table:table-cell>
          <table:table-cell table:style-name="ce10" office:value-type="float" office:value="156.78" calcext:value-type="float">
            <text:p>156.78</text:p>
          </table:table-cell>
          <table:table-cell table:style-name="ce8" table:formula="of:=[.J5]-[.B5]" office:value-type="float" office:value="1.22" calcext:value-type="float">
            <text:p>+001.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-3</text:p>
          </table:table-cell>
          <table:table-cell table:style-name="ce4" office:value-type="float" office:value="164.81" calcext:value-type="float">
            <text:p>164.81</text:p>
          </table:table-cell>
          <table:table-cell office:value-type="string" calcext:value-type="string">
            <text:p>BF</text:p>
          </table:table-cell>
          <table:table-cell table:style-name="ce10" office:value-type="float" office:value="164.94" calcext:value-type="float">
            <text:p>164.94</text:p>
          </table:table-cell>
          <table:table-cell table:style-name="ce8" table:formula="of:=[.D6]-[.B6]" office:value-type="float" office:value="0.129999999999995" calcext:value-type="float">
            <text:p>+000.13</text:p>
          </table:table-cell>
          <table:table-cell office:value-type="string" calcext:value-type="string">
            <text:p>C0</text:p>
          </table:table-cell>
          <table:table-cell table:style-name="ce10" office:value-type="float" office:value="164.09" calcext:value-type="float">
            <text:p>164.09</text:p>
          </table:table-cell>
          <table:table-cell table:style-name="ce8" table:formula="of:=[.G6]-[.B6]" office:value-type="float" office:value="-0.719999999999999" calcext:value-type="float">
            <text:p>-000.72</text:p>
          </table:table-cell>
          <table:table-cell office:value-type="string" calcext:value-type="string">
            <text:p>BE</text:p>
          </table:table-cell>
          <table:table-cell table:style-name="ce10" office:value-type="float" office:value="165.8" calcext:value-type="float">
            <text:p>165.80</text:p>
          </table:table-cell>
          <table:table-cell table:style-name="ce8" table:formula="of:=[.J6]-[.B6]" office:value-type="float" office:value="0.990000000000009" calcext:value-type="float">
            <text:p>+000.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-3</text:p>
          </table:table-cell>
          <table:table-cell table:style-name="ce4" office:value-type="float" office:value="174.61" calcext:value-type="float">
            <text:p>174.61</text:p>
          </table:table-cell>
          <table:table-cell office:value-type="string" calcext:value-type="string">
            <text:p>B4</text:p>
          </table:table-cell>
          <table:table-cell table:style-name="ce10" office:value-type="float" office:value="174.97" calcext:value-type="float">
            <text:p>174.97</text:p>
          </table:table-cell>
          <table:table-cell table:style-name="ce8" table:formula="of:=[.D7]-[.B7]" office:value-type="float" office:value="0.359999999999985" calcext:value-type="float">
            <text:p>+000.36</text:p>
          </table:table-cell>
          <table:table-cell office:value-type="string" calcext:value-type="string">
            <text:p>B5</text:p>
          </table:table-cell>
          <table:table-cell table:style-name="ce10" office:value-type="float" office:value="174" calcext:value-type="float">
            <text:p>174.00</text:p>
          </table:table-cell>
          <table:table-cell table:style-name="ce8" table:formula="of:=[.G7]-[.B7]" office:value-type="float" office:value="-0.610000000000014" calcext:value-type="float">
            <text:p>-000.61</text:p>
          </table:table-cell>
          <table:table-cell office:value-type="string" calcext:value-type="string">
            <text:p>B3</text:p>
          </table:table-cell>
          <table:table-cell table:style-name="ce10" office:value-type="float" office:value="175.94" calcext:value-type="float">
            <text:p>175.94</text:p>
          </table:table-cell>
          <table:table-cell table:style-name="ce8" table:formula="of:=[.J7]-[.B7]" office:value-type="float" office:value="1.32999999999998" calcext:value-type="float">
            <text:p>+001.3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#3</text:p>
          </table:table-cell>
          <table:table-cell table:style-name="ce4" office:value-type="float" office:value="185" calcext:value-type="float">
            <text:p>185.00</text:p>
          </table:table-cell>
          <table:table-cell office:value-type="string" calcext:value-type="string">
            <text:p>AA</text:p>
          </table:table-cell>
          <table:table-cell table:style-name="ce10" office:value-type="float" office:value="185.2" calcext:value-type="float">
            <text:p>185.20</text:p>
          </table:table-cell>
          <table:table-cell table:style-name="ce8" table:formula="of:=[.D8]-[.B8]" office:value-type="float" office:value="0.199999999999989" calcext:value-type="float">
            <text:p>+000.20</text:p>
          </table:table-cell>
          <table:table-cell office:value-type="string" calcext:value-type="string">
            <text:p>AB</text:p>
          </table:table-cell>
          <table:table-cell table:style-name="ce10" office:value-type="float" office:value="184.12" calcext:value-type="float">
            <text:p>184.12</text:p>
          </table:table-cell>
          <table:table-cell table:style-name="ce8" table:formula="of:=[.G8]-[.B8]" office:value-type="float" office:value="-0.879999999999996" calcext:value-type="float">
            <text:p>-000.88</text:p>
          </table:table-cell>
          <table:table-cell office:value-type="string" calcext:value-type="string">
            <text:p>A9</text:p>
          </table:table-cell>
          <table:table-cell table:style-name="ce10" office:value-type="float" office:value="186.29" calcext:value-type="float">
            <text:p>186.29</text:p>
          </table:table-cell>
          <table:table-cell table:style-name="ce8" table:formula="of:=[.J8]-[.B8]" office:value-type="float" office:value="1.28999999999999" calcext:value-type="float">
            <text:p>+001.2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-3</text:p>
          </table:table-cell>
          <table:table-cell table:style-name="ce4" office:value-type="float" office:value="196" calcext:value-type="float">
            <text:p>196.00</text:p>
          </table:table-cell>
          <table:table-cell office:value-type="string" calcext:value-type="string">
            <text:p>A0</text:p>
          </table:table-cell>
          <table:table-cell table:style-name="ce10" office:value-type="float" office:value="196.7" calcext:value-type="float">
            <text:p>196.70</text:p>
          </table:table-cell>
          <table:table-cell table:style-name="ce8" table:formula="of:=[.D9]-[.B9]" office:value-type="float" office:value="0.699999999999989" calcext:value-type="float">
            <text:p>+000.70</text:p>
          </table:table-cell>
          <table:table-cell office:value-type="string" calcext:value-type="string">
            <text:p>A1</text:p>
          </table:table-cell>
          <table:table-cell table:style-name="ce10" office:value-type="float" office:value="195.49" calcext:value-type="float">
            <text:p>195.49</text:p>
          </table:table-cell>
          <table:table-cell table:style-name="ce8" table:formula="of:=[.G9]-[.B9]" office:value-type="float" office:value="-0.509999999999991" calcext:value-type="float">
            <text:p>-000.51</text:p>
          </table:table-cell>
          <table:table-cell office:value-type="string" calcext:value-type="string">
            <text:p>9F</text:p>
          </table:table-cell>
          <table:table-cell table:style-name="ce10" office:value-type="float" office:value="197.93" calcext:value-type="float">
            <text:p>197.93</text:p>
          </table:table-cell>
          <table:table-cell table:style-name="ce8" table:formula="of:=[.J9]-[.B9]" office:value-type="float" office:value="1.93000000000001" calcext:value-type="float">
            <text:p>+001.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#3</text:p>
          </table:table-cell>
          <table:table-cell table:style-name="ce4" office:value-type="float" office:value="207.65" calcext:value-type="float">
            <text:p>207.65</text:p>
          </table:table-cell>
          <table:table-cell office:value-type="string" calcext:value-type="string">
            <text:p>97</text:p>
          </table:table-cell>
          <table:table-cell table:style-name="ce10" office:value-type="float" office:value="208.35" calcext:value-type="float">
            <text:p>208.35</text:p>
          </table:table-cell>
          <table:table-cell table:style-name="ce8" table:formula="of:=[.D10]-[.B10]" office:value-type="float" office:value="0.699999999999989" calcext:value-type="float">
            <text:p>+000.70</text:p>
          </table:table-cell>
          <table:table-cell office:value-type="string" calcext:value-type="string">
            <text:p>98</text:p>
          </table:table-cell>
          <table:table-cell table:style-name="ce10" office:value-type="float" office:value="206.98" calcext:value-type="float">
            <text:p>206.98</text:p>
          </table:table-cell>
          <table:table-cell table:style-name="ce8" table:formula="of:=[.G10]-[.B10]" office:value-type="float" office:value="-0.670000000000016" calcext:value-type="float">
            <text:p>-000.67</text:p>
          </table:table-cell>
          <table:table-cell office:value-type="string" calcext:value-type="string">
            <text:p>96</text:p>
          </table:table-cell>
          <table:table-cell table:style-name="ce10" office:value-type="float" office:value="209.73" calcext:value-type="float">
            <text:p>209.73</text:p>
          </table:table-cell>
          <table:table-cell table:style-name="ce8" table:formula="of:=[.J10]-[.B10]" office:value-type="float" office:value="2.07999999999998" calcext:value-type="float">
            <text:p>+002.0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-3</text:p>
          </table:table-cell>
          <table:table-cell table:style-name="ce4" office:value-type="float" office:value="220" calcext:value-type="float">
            <text:p>220.00</text:p>
          </table:table-cell>
          <table:table-cell office:value-type="string" calcext:value-type="string">
            <text:p>8F</text:p>
          </table:table-cell>
          <table:table-cell table:style-name="ce10" office:value-type="float" office:value="219.92" calcext:value-type="float">
            <text:p>219.92</text:p>
          </table:table-cell>
          <table:table-cell table:style-name="ce8" table:formula="of:=[.D11]-[.B11]" office:value-type="float" office:value="-0.0800000000000125" calcext:value-type="float">
            <text:p>-000.08</text:p>
          </table:table-cell>
          <table:table-cell office:value-type="string" calcext:value-type="string">
            <text:p>90</text:p>
          </table:table-cell>
          <table:table-cell table:style-name="ce10" office:value-type="float" office:value="218.4" calcext:value-type="float">
            <text:p>218.40</text:p>
          </table:table-cell>
          <table:table-cell table:style-name="ce8" table:formula="of:=[.G11]-[.B11]" office:value-type="float" office:value="-1.59999999999999" calcext:value-type="float">
            <text:p>-001.60</text:p>
          </table:table-cell>
          <table:table-cell office:value-type="string" calcext:value-type="string">
            <text:p>8E</text:p>
          </table:table-cell>
          <table:table-cell table:style-name="ce10" office:value-type="float" office:value="221.46" calcext:value-type="float">
            <text:p>221.46</text:p>
          </table:table-cell>
          <table:table-cell table:style-name="ce8" table:formula="of:=[.J11]-[.B11]" office:value-type="float" office:value="1.46000000000001" calcext:value-type="float">
            <text:p>+001.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#3</text:p>
          </table:table-cell>
          <table:table-cell table:style-name="ce4" office:value-type="float" office:value="233.08" calcext:value-type="float">
            <text:p>233.08</text:p>
          </table:table-cell>
          <table:table-cell office:value-type="string" calcext:value-type="string">
            <text:p>87</text:p>
          </table:table-cell>
          <table:table-cell table:style-name="ce10" office:value-type="float" office:value="232.86" calcext:value-type="float">
            <text:p>232.86</text:p>
          </table:table-cell>
          <table:table-cell table:style-name="ce8" table:formula="of:=[.D12]-[.B12]" office:value-type="float" office:value="-0.219999999999999" calcext:value-type="float">
            <text:p>-000.22</text:p>
          </table:table-cell>
          <table:table-cell office:value-type="string" calcext:value-type="string">
            <text:p>88</text:p>
          </table:table-cell>
          <table:table-cell table:style-name="ce10" office:value-type="float" office:value="231.16" calcext:value-type="float">
            <text:p>231.16</text:p>
          </table:table-cell>
          <table:table-cell table:style-name="ce8" table:formula="of:=[.G12]-[.B12]" office:value-type="float" office:value="-1.92000000000002" calcext:value-type="float">
            <text:p>-001.92</text:p>
          </table:table-cell>
          <table:table-cell office:value-type="string" calcext:value-type="string">
            <text:p>86</text:p>
          </table:table-cell>
          <table:table-cell table:style-name="ce10" office:value-type="float" office:value="234.58" calcext:value-type="float">
            <text:p>234.58</text:p>
          </table:table-cell>
          <table:table-cell table:style-name="ce8" table:formula="of:=[.J12]-[.B12]" office:value-type="float" office:value="1.5" calcext:value-type="float">
            <text:p>+001.5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-3</text:p>
          </table:table-cell>
          <table:table-cell table:style-name="ce4" office:value-type="float" office:value="246.94" calcext:value-type="float">
            <text:p>246.94</text:p>
          </table:table-cell>
          <table:table-cell office:value-type="string" calcext:value-type="string">
            <text:p>7F</text:p>
          </table:table-cell>
          <table:table-cell table:style-name="ce10" office:value-type="float" office:value="247.41" calcext:value-type="float">
            <text:p>247.41</text:p>
          </table:table-cell>
          <table:table-cell table:style-name="ce8" table:formula="of:=[.D13]-[.B13]" office:value-type="float" office:value="0.469999999999999" calcext:value-type="float">
            <text:p>+000.47</text:p>
          </table:table-cell>
          <table:table-cell office:value-type="string" calcext:value-type="string">
            <text:p>80</text:p>
          </table:table-cell>
          <table:table-cell table:style-name="ce10" office:value-type="float" office:value="245.49" calcext:value-type="float">
            <text:p>245.49</text:p>
          </table:table-cell>
          <table:table-cell table:style-name="ce8" table:formula="of:=[.G13]-[.B13]" office:value-type="float" office:value="-1.44999999999999" calcext:value-type="float">
            <text:p>-001.45</text:p>
          </table:table-cell>
          <table:table-cell office:value-type="string" calcext:value-type="string">
            <text:p>7E</text:p>
          </table:table-cell>
          <table:table-cell table:style-name="ce10" office:value-type="float" office:value="249.36" calcext:value-type="float">
            <text:p>249.36</text:p>
          </table:table-cell>
          <table:table-cell table:style-name="ce8" table:formula="of:=[.J13]-[.B13]" office:value-type="float" office:value="2.42000000000002" calcext:value-type="float">
            <text:p>+002.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-4</text:p>
          </table:table-cell>
          <table:table-cell table:style-name="ce4" office:value-type="float" office:value="261.63" calcext:value-type="float">
            <text:p>261.63</text:p>
          </table:table-cell>
          <table:table-cell office:value-type="string" calcext:value-type="string">
            <text:p>78</text:p>
          </table:table-cell>
          <table:table-cell table:style-name="ce10" office:value-type="float" office:value="261.72" calcext:value-type="float">
            <text:p>261.72</text:p>
          </table:table-cell>
          <table:table-cell table:style-name="ce8" table:formula="of:=[.D14]-[.B14]" office:value-type="float" office:value="0.0900000000000318" calcext:value-type="float">
            <text:p>+000.09</text:p>
          </table:table-cell>
          <table:table-cell office:value-type="string" calcext:value-type="string">
            <text:p>79</text:p>
          </table:table-cell>
          <table:table-cell table:style-name="ce10" office:value-type="float" office:value="259.58" calcext:value-type="float">
            <text:p>259.58</text:p>
          </table:table-cell>
          <table:table-cell table:style-name="ce8" table:formula="of:=[.G14]-[.B14]" office:value-type="float" office:value="-2.05000000000001" calcext:value-type="float">
            <text:p>-002.05</text:p>
          </table:table-cell>
          <table:table-cell office:value-type="string" calcext:value-type="string">
            <text:p>77</text:p>
          </table:table-cell>
          <table:table-cell table:style-name="ce10" office:value-type="float" office:value="263.91" calcext:value-type="float">
            <text:p>263.91</text:p>
          </table:table-cell>
          <table:table-cell table:style-name="ce8" table:formula="of:=[.J14]-[.B14]" office:value-type="float" office:value="2.28000000000003" calcext:value-type="float">
            <text:p>+002.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#4</text:p>
          </table:table-cell>
          <table:table-cell table:style-name="ce4" office:value-type="float" office:value="277.18" calcext:value-type="float">
            <text:p>277.18</text:p>
          </table:table-cell>
          <table:table-cell office:value-type="string" calcext:value-type="string">
            <text:p>71</text:p>
          </table:table-cell>
          <table:table-cell table:style-name="ce10" office:value-type="float" office:value="277.8" calcext:value-type="float">
            <text:p>277.80</text:p>
          </table:table-cell>
          <table:table-cell table:style-name="ce8" table:formula="of:=[.D15]-[.B15]" office:value-type="float" office:value="0.620000000000005" calcext:value-type="float">
            <text:p>+000.62</text:p>
          </table:table-cell>
          <table:table-cell office:value-type="string" calcext:value-type="string">
            <text:p>72</text:p>
          </table:table-cell>
          <table:table-cell table:style-name="ce10" office:value-type="float" office:value="275.38" calcext:value-type="float">
            <text:p>275.38</text:p>
          </table:table-cell>
          <table:table-cell table:style-name="ce8" table:formula="of:=[.G15]-[.B15]" office:value-type="float" office:value="-1.80000000000001" calcext:value-type="float">
            <text:p>-001.80</text:p>
          </table:table-cell>
          <table:table-cell office:value-type="string" calcext:value-type="string">
            <text:p>70</text:p>
          </table:table-cell>
          <table:table-cell table:style-name="ce10" office:value-type="float" office:value="280.25" calcext:value-type="float">
            <text:p>280.25</text:p>
          </table:table-cell>
          <table:table-cell table:style-name="ce8" table:formula="of:=[.J15]-[.B15]" office:value-type="float" office:value="3.06999999999999" calcext:value-type="float">
            <text:p>+003.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-4</text:p>
          </table:table-cell>
          <table:table-cell table:style-name="ce4" office:value-type="float" office:value="293.66" calcext:value-type="float">
            <text:p>293.66</text:p>
          </table:table-cell>
          <table:table-cell office:value-type="string" calcext:value-type="string">
            <text:p>6B</text:p>
          </table:table-cell>
          <table:table-cell table:style-name="ce10" office:value-type="float" office:value="293.23" calcext:value-type="float">
            <text:p>293.23</text:p>
          </table:table-cell>
          <table:table-cell table:style-name="ce8" table:formula="of:=[.D16]-[.B16]" office:value-type="float" office:value="-0.430000000000007" calcext:value-type="float">
            <text:p>-000.43</text:p>
          </table:table-cell>
          <table:table-cell office:value-type="string" calcext:value-type="string">
            <text:p>6C</text:p>
          </table:table-cell>
          <table:table-cell table:style-name="ce10" office:value-type="float" office:value="290.54" calcext:value-type="float">
            <text:p>290.54</text:p>
          </table:table-cell>
          <table:table-cell table:style-name="ce8" table:formula="of:=[.G16]-[.B16]" office:value-type="float" office:value="-3.12" calcext:value-type="float">
            <text:p>-003.12</text:p>
          </table:table-cell>
          <table:table-cell office:value-type="string" calcext:value-type="string">
            <text:p>6A</text:p>
          </table:table-cell>
          <table:table-cell table:style-name="ce10" office:value-type="float" office:value="295.97" calcext:value-type="float">
            <text:p>295.97</text:p>
          </table:table-cell>
          <table:table-cell table:style-name="ce8" table:formula="of:=[.J16]-[.B16]" office:value-type="float" office:value="2.31" calcext:value-type="float">
            <text:p>+002.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#4</text:p>
          </table:table-cell>
          <table:table-cell table:style-name="ce4" office:value-type="float" office:value="311.13" calcext:value-type="float">
            <text:p>311.13</text:p>
          </table:table-cell>
          <table:table-cell office:value-type="string" calcext:value-type="string">
            <text:p>65</text:p>
          </table:table-cell>
          <table:table-cell table:style-name="ce10" office:value-type="float" office:value="310.48" calcext:value-type="float">
            <text:p>310.48</text:p>
          </table:table-cell>
          <table:table-cell table:style-name="ce8" table:formula="of:=[.D17]-[.B17]" office:value-type="float" office:value="-0.649999999999977" calcext:value-type="float">
            <text:p>-000.65</text:p>
          </table:table-cell>
          <table:table-cell office:value-type="string" calcext:value-type="string">
            <text:p>66</text:p>
          </table:table-cell>
          <table:table-cell table:style-name="ce10" office:value-type="float" office:value="387.46" calcext:value-type="float">
            <text:p>387.46</text:p>
          </table:table-cell>
          <table:table-cell table:style-name="ce8" table:formula="of:=[.G17]-[.B17]" office:value-type="float" office:value="76.33" calcext:value-type="float">
            <text:p>+076.33</text:p>
          </table:table-cell>
          <table:table-cell office:value-type="string" calcext:value-type="string">
            <text:p>64</text:p>
          </table:table-cell>
          <table:table-cell table:style-name="ce10" office:value-type="float" office:value="313.55" calcext:value-type="float">
            <text:p>313.55</text:p>
          </table:table-cell>
          <table:table-cell table:style-name="ce8" table:formula="of:=[.J17]-[.B17]" office:value-type="float" office:value="2.42000000000002" calcext:value-type="float">
            <text:p>+002.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-4</text:p>
          </table:table-cell>
          <table:table-cell table:style-name="ce4" office:value-type="float" office:value="329.63" calcext:value-type="float">
            <text:p>329.63</text:p>
          </table:table-cell>
          <table:table-cell office:value-type="string" calcext:value-type="string">
            <text:p>5F</text:p>
          </table:table-cell>
          <table:table-cell table:style-name="ce10" office:value-type="float" office:value="329.88" calcext:value-type="float">
            <text:p>329.88</text:p>
          </table:table-cell>
          <table:table-cell table:style-name="ce8" table:formula="of:=[.D18]-[.B18]" office:value-type="float" office:value="0.25" calcext:value-type="float">
            <text:p>+000.25</text:p>
          </table:table-cell>
          <table:table-cell office:value-type="string" calcext:value-type="string">
            <text:p>60</text:p>
          </table:table-cell>
          <table:table-cell table:style-name="ce10" office:value-type="float" office:value="326.48" calcext:value-type="float">
            <text:p>326.48</text:p>
          </table:table-cell>
          <table:table-cell table:style-name="ce8" table:formula="of:=[.G18]-[.B18]" office:value-type="float" office:value="-3.14999999999998" calcext:value-type="float">
            <text:p>-003.15</text:p>
          </table:table-cell>
          <table:table-cell office:value-type="string" calcext:value-type="string">
            <text:p>5E</text:p>
          </table:table-cell>
          <table:table-cell table:style-name="ce10" office:value-type="float" office:value="333.35" calcext:value-type="float">
            <text:p>333.35</text:p>
          </table:table-cell>
          <table:table-cell table:style-name="ce8" table:formula="of:=[.J18]-[.B18]" office:value-type="float" office:value="3.72000000000003" calcext:value-type="float">
            <text:p>+003.7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-4</text:p>
          </table:table-cell>
          <table:table-cell table:style-name="ce4" office:value-type="float" office:value="349.23" calcext:value-type="float">
            <text:p>349.23</text:p>
          </table:table-cell>
          <table:table-cell office:value-type="string" calcext:value-type="string">
            <text:p>5A</text:p>
          </table:table-cell>
          <table:table-cell table:style-name="ce10" office:value-type="float" office:value="340.01" calcext:value-type="float">
            <text:p>340.01</text:p>
          </table:table-cell>
          <table:table-cell table:style-name="ce8" table:formula="of:=[.D19]-[.B19]" office:value-type="float" office:value="-9.22000000000003" calcext:value-type="float">
            <text:p>-009.22</text:p>
          </table:table-cell>
          <table:table-cell office:value-type="string" calcext:value-type="string">
            <text:p>5B</text:p>
          </table:table-cell>
          <table:table-cell table:style-name="ce10" office:value-type="float" office:value="344.22" calcext:value-type="float">
            <text:p>344.22</text:p>
          </table:table-cell>
          <table:table-cell table:style-name="ce8" table:formula="of:=[.G19]-[.B19]" office:value-type="float" office:value="-5.00999999999999" calcext:value-type="float">
            <text:p>-005.01</text:p>
          </table:table-cell>
          <table:table-cell office:value-type="string" calcext:value-type="string">
            <text:p>59</text:p>
          </table:table-cell>
          <table:table-cell table:style-name="ce10" office:value-type="float" office:value="351.87" calcext:value-type="float">
            <text:p>351.87</text:p>
          </table:table-cell>
          <table:table-cell table:style-name="ce8" table:formula="of:=[.J19]-[.B19]" office:value-type="float" office:value="2.63999999999999" calcext:value-type="float">
            <text:p>+002.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#4</text:p>
          </table:table-cell>
          <table:table-cell table:style-name="ce4" office:value-type="float" office:value="369.99" calcext:value-type="float">
            <text:p>369.99</text:p>
          </table:table-cell>
          <table:table-cell office:value-type="string" calcext:value-type="string">
            <text:p>54</text:p>
          </table:table-cell>
          <table:table-cell table:style-name="ce10" office:value-type="float" office:value="372.57" calcext:value-type="float">
            <text:p>372.57</text:p>
          </table:table-cell>
          <table:table-cell table:style-name="ce8" table:formula="of:=[.D20]-[.B20]" office:value-type="float" office:value="2.57999999999998" calcext:value-type="float">
            <text:p>+002.58</text:p>
          </table:table-cell>
          <table:table-cell office:value-type="string" calcext:value-type="string">
            <text:p>55</text:p>
          </table:table-cell>
          <table:table-cell table:style-name="ce10" office:value-type="float" office:value="368.24" calcext:value-type="float">
            <text:p>368.24</text:p>
          </table:table-cell>
          <table:table-cell table:style-name="ce8" table:formula="of:=[.G20]-[.B20]" office:value-type="float" office:value="-1.75" calcext:value-type="float">
            <text:p>-001.75</text:p>
          </table:table-cell>
          <table:table-cell office:value-type="string" calcext:value-type="string">
            <text:p>53</text:p>
          </table:table-cell>
          <table:table-cell table:style-name="ce10" office:value-type="float" office:value="377.01" calcext:value-type="float">
            <text:p>377.01</text:p>
          </table:table-cell>
          <table:table-cell table:style-name="ce8" table:formula="of:=[.J20]-[.B20]" office:value-type="float" office:value="7.01999999999998" calcext:value-type="float">
            <text:p>+007.0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-4</text:p>
          </table:table-cell>
          <table:table-cell table:style-name="ce4" office:value-type="float" office:value="392" calcext:value-type="float">
            <text:p>392.00</text:p>
          </table:table-cell>
          <table:table-cell office:value-type="string" calcext:value-type="string">
            <text:p>50</text:p>
          </table:table-cell>
          <table:table-cell table:style-name="ce10" office:value-type="float" office:value="390.97" calcext:value-type="float">
            <text:p>390.97</text:p>
          </table:table-cell>
          <table:table-cell table:style-name="ce8" table:formula="of:=[.D21]-[.B21]" office:value-type="float" office:value="-1.02999999999997" calcext:value-type="float">
            <text:p>-001.03</text:p>
          </table:table-cell>
          <table:table-cell office:value-type="string" calcext:value-type="string">
            <text:p>51</text:p>
          </table:table-cell>
          <table:table-cell table:style-name="ce10" office:value-type="float" office:value="386.2" calcext:value-type="float">
            <text:p>386.20</text:p>
          </table:table-cell>
          <table:table-cell table:style-name="ce8" table:formula="of:=[.G21]-[.B21]" office:value-type="float" office:value="-5.80000000000001" calcext:value-type="float">
            <text:p>-005.80</text:p>
          </table:table-cell>
          <table:table-cell office:value-type="string" calcext:value-type="string">
            <text:p>4F</text:p>
          </table:table-cell>
          <table:table-cell table:style-name="ce10" office:value-type="float" office:value="395.86" calcext:value-type="float">
            <text:p>395.86</text:p>
          </table:table-cell>
          <table:table-cell table:style-name="ce8" table:formula="of:=[.J21]-[.B21]" office:value-type="float" office:value="3.86000000000001" calcext:value-type="float">
            <text:p>+003.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#4</text:p>
          </table:table-cell>
          <table:table-cell table:style-name="ce4" office:value-type="float" office:value="415.3" calcext:value-type="float">
            <text:p>415.30</text:p>
          </table:table-cell>
          <table:table-cell office:value-type="string" calcext:value-type="string">
            <text:p>4B</text:p>
          </table:table-cell>
          <table:table-cell table:style-name="ce10" office:value-type="float" office:value="416.69" calcext:value-type="float">
            <text:p>416.69</text:p>
          </table:table-cell>
          <table:table-cell table:style-name="ce8" table:formula="of:=[.D22]-[.B22]" office:value-type="float" office:value="1.38999999999999" calcext:value-type="float">
            <text:p>+001.39</text:p>
          </table:table-cell>
          <table:table-cell office:value-type="string" calcext:value-type="string">
            <text:p>4C</text:p>
          </table:table-cell>
          <table:table-cell table:style-name="ce10" office:value-type="float" office:value="411.28" calcext:value-type="float">
            <text:p>411.28</text:p>
          </table:table-cell>
          <table:table-cell table:style-name="ce8" table:formula="of:=[.G22]-[.B22]" office:value-type="float" office:value="-4.02000000000004" calcext:value-type="float">
            <text:p>-004.02</text:p>
          </table:table-cell>
          <table:table-cell office:value-type="string" calcext:value-type="string">
            <text:p>4A</text:p>
          </table:table-cell>
          <table:table-cell table:style-name="ce10" office:value-type="float" office:value="422.25" calcext:value-type="float">
            <text:p>422.25</text:p>
          </table:table-cell>
          <table:table-cell table:style-name="ce8" table:formula="of:=[.J22]-[.B22]" office:value-type="float" office:value="6.94999999999999" calcext:value-type="float">
            <text:p>+006.9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-4</text:p>
          </table:table-cell>
          <table:table-cell table:style-name="ce4" office:value-type="float" office:value="440" calcext:value-type="float">
            <text:p>440.00</text:p>
          </table:table-cell>
          <table:table-cell office:value-type="string" calcext:value-type="string">
            <text:p>47</text:p>
          </table:table-cell>
          <table:table-cell table:style-name="ce10" office:value-type="float" office:value="439.84" calcext:value-type="float">
            <text:p>439.84</text:p>
          </table:table-cell>
          <table:table-cell table:style-name="ce8" table:formula="of:=[.D23]-[.B23]" office:value-type="float" office:value="-0.160000000000025" calcext:value-type="float">
            <text:p>-000.16</text:p>
          </table:table-cell>
          <table:table-cell office:value-type="string" calcext:value-type="string">
            <text:p>48</text:p>
          </table:table-cell>
          <table:table-cell table:style-name="ce10" office:value-type="float" office:value="433.82" calcext:value-type="float">
            <text:p>433.82</text:p>
          </table:table-cell>
          <table:table-cell table:style-name="ce8" table:formula="of:=[.G23]-[.B23]" office:value-type="float" office:value="-6.18000000000001" calcext:value-type="float">
            <text:p>-006.18</text:p>
          </table:table-cell>
          <table:table-cell office:value-type="string" calcext:value-type="string">
            <text:p>46</text:p>
          </table:table-cell>
          <table:table-cell table:style-name="ce10" office:value-type="float" office:value="446.04" calcext:value-type="float">
            <text:p>446.04</text:p>
          </table:table-cell>
          <table:table-cell table:style-name="ce8" table:formula="of:=[.J23]-[.B23]" office:value-type="float" office:value="6.04000000000002" calcext:value-type="float">
            <text:p>+006.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#4</text:p>
          </table:table-cell>
          <table:table-cell table:style-name="ce4" office:value-type="float" office:value="466.16" calcext:value-type="float">
            <text:p>466.16</text:p>
          </table:table-cell>
          <table:table-cell office:value-type="string" calcext:value-type="string">
            <text:p>43</text:p>
          </table:table-cell>
          <table:table-cell table:style-name="ce10" office:value-type="float" office:value="465.72" calcext:value-type="float">
            <text:p>465.72</text:p>
          </table:table-cell>
          <table:table-cell table:style-name="ce8" table:formula="of:=[.D24]-[.B24]" office:value-type="float" office:value="-0.439999999999998" calcext:value-type="float">
            <text:p>-000.44</text:p>
          </table:table-cell>
          <table:table-cell office:value-type="string" calcext:value-type="string">
            <text:p>44</text:p>
          </table:table-cell>
          <table:table-cell table:style-name="ce10" office:value-type="float" office:value="458.97" calcext:value-type="float">
            <text:p>458.97</text:p>
          </table:table-cell>
          <table:table-cell table:style-name="ce8" table:formula="of:=[.G24]-[.B24]" office:value-type="float" office:value="-7.19" calcext:value-type="float">
            <text:p>-007.19</text:p>
          </table:table-cell>
          <table:table-cell office:value-type="string" calcext:value-type="string">
            <text:p>42</text:p>
          </table:table-cell>
          <table:table-cell table:style-name="ce10" office:value-type="float" office:value="472.67" calcext:value-type="float">
            <text:p>472.67</text:p>
          </table:table-cell>
          <table:table-cell table:style-name="ce8" table:formula="of:=[.J24]-[.B24]" office:value-type="float" office:value="6.50999999999999" calcext:value-type="float">
            <text:p>+006.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-4</text:p>
          </table:table-cell>
          <table:table-cell table:style-name="ce4" office:value-type="float" office:value="493.88" calcext:value-type="float">
            <text:p>493.88</text:p>
          </table:table-cell>
          <table:table-cell office:value-type="string" calcext:value-type="string">
            <text:p>3F</text:p>
          </table:table-cell>
          <table:table-cell table:style-name="ce10" office:value-type="float" office:value="494.82" calcext:value-type="float">
            <text:p>494.82</text:p>
          </table:table-cell>
          <table:table-cell table:style-name="ce8" table:formula="of:=[.D25]-[.B25]" office:value-type="float" office:value="0.939999999999998" calcext:value-type="float">
            <text:p>+000.94</text:p>
          </table:table-cell>
          <table:table-cell office:value-type="string" calcext:value-type="string">
            <text:p>40</text:p>
          </table:table-cell>
          <table:table-cell table:style-name="ce10" office:value-type="float" office:value="487.21" calcext:value-type="float">
            <text:p>487.21</text:p>
          </table:table-cell>
          <table:table-cell table:style-name="ce8" table:formula="of:=[.G25]-[.B25]" office:value-type="float" office:value="-6.67000000000002" calcext:value-type="float">
            <text:p>-006.67</text:p>
          </table:table-cell>
          <table:table-cell office:value-type="string" calcext:value-type="string">
            <text:p>3E</text:p>
          </table:table-cell>
          <table:table-cell table:style-name="ce10" office:value-type="float" office:value="502.68" calcext:value-type="float">
            <text:p>502.68</text:p>
          </table:table-cell>
          <table:table-cell table:style-name="ce8" table:formula="of:=[.J25]-[.B25]" office:value-type="float" office:value="8.80000000000001" calcext:value-type="float">
            <text:p>+008.8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-5</text:p>
          </table:table-cell>
          <table:table-cell table:style-name="ce4" office:value-type="float" office:value="523.25" calcext:value-type="float">
            <text:p>523.25</text:p>
          </table:table-cell>
          <table:table-cell office:value-type="string" calcext:value-type="string">
            <text:p>3B</text:p>
          </table:table-cell>
          <table:table-cell table:style-name="ce10" office:value-type="float" office:value="527.81" calcext:value-type="float">
            <text:p>527.81</text:p>
          </table:table-cell>
          <table:table-cell table:style-name="ce8" table:formula="of:=[.D26]-[.B26]" office:value-type="float" office:value="4.55999999999995" calcext:value-type="float">
            <text:p>+004.56</text:p>
          </table:table-cell>
          <table:table-cell office:value-type="string" calcext:value-type="string">
            <text:p>3C</text:p>
          </table:table-cell>
          <table:table-cell table:style-name="ce10" office:value-type="float" office:value="519.16" calcext:value-type="float">
            <text:p>519.16</text:p>
          </table:table-cell>
          <table:table-cell table:style-name="ce8" table:formula="of:=[.G26]-[.B26]" office:value-type="float" office:value="-4.09000000000003" calcext:value-type="float">
            <text:p>-004.09</text:p>
          </table:table-cell>
          <table:table-cell office:value-type="string" calcext:value-type="string">
            <text:p>3A</text:p>
          </table:table-cell>
          <table:table-cell table:style-name="ce10" office:value-type="float" office:value="536.76" calcext:value-type="float">
            <text:p>536.76</text:p>
          </table:table-cell>
          <table:table-cell table:style-name="ce8" table:formula="of:=[.J26]-[.B26]" office:value-type="float" office:value="13.51" calcext:value-type="float">
            <text:p>+013.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#5</text:p>
          </table:table-cell>
          <table:table-cell table:style-name="ce4" office:value-type="float" office:value="554.37" calcext:value-type="float">
            <text:p>554.37</text:p>
          </table:table-cell>
          <table:table-cell office:value-type="string" calcext:value-type="string">
            <text:p>38</text:p>
          </table:table-cell>
          <table:table-cell table:style-name="ce10" office:value-type="float" office:value="555.59" calcext:value-type="float">
            <text:p>555.59</text:p>
          </table:table-cell>
          <table:table-cell table:style-name="ce8" table:formula="of:=[.D27]-[.B27]" office:value-type="float" office:value="1.22000000000003" calcext:value-type="float">
            <text:p>+001.22</text:p>
          </table:table-cell>
          <table:table-cell office:value-type="string" calcext:value-type="string">
            <text:p>39</text:p>
          </table:table-cell>
          <table:table-cell table:style-name="ce10" office:value-type="float" office:value="546.01" calcext:value-type="float">
            <text:p>546.01</text:p>
          </table:table-cell>
          <table:table-cell table:style-name="ce8" table:formula="of:=[.G27]-[.B27]" office:value-type="float" office:value="-8.36000000000001" calcext:value-type="float">
            <text:p>-008.36</text:p>
          </table:table-cell>
          <table:table-cell office:value-type="string" calcext:value-type="string">
            <text:p>37</text:p>
          </table:table-cell>
          <table:table-cell table:style-name="ce10" office:value-type="float" office:value="565.51" calcext:value-type="float">
            <text:p>565.51</text:p>
          </table:table-cell>
          <table:table-cell table:style-name="ce8" table:formula="of:=[.J27]-[.B27]" office:value-type="float" office:value="11.14" calcext:value-type="float">
            <text:p>+011.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-5</text:p>
          </table:table-cell>
          <table:table-cell table:style-name="ce4" office:value-type="float" office:value="587.33" calcext:value-type="float">
            <text:p>587.33</text:p>
          </table:table-cell>
          <table:table-cell office:value-type="string" calcext:value-type="string">
            <text:p>35</text:p>
          </table:table-cell>
          <table:table-cell table:style-name="ce10" office:value-type="float" office:value="586.46" calcext:value-type="float">
            <text:p>586.46</text:p>
          </table:table-cell>
          <table:table-cell table:style-name="ce8" table:formula="of:=[.D28]-[.B28]" office:value-type="float" office:value="-0.870000000000005" calcext:value-type="float">
            <text:p>-000.87</text:p>
          </table:table-cell>
          <table:table-cell office:value-type="string" calcext:value-type="string">
            <text:p>36</text:p>
          </table:table-cell>
          <table:table-cell table:style-name="ce10" office:value-type="float" office:value="575.79" calcext:value-type="float">
            <text:p>575.79</text:p>
          </table:table-cell>
          <table:table-cell table:style-name="ce8" table:formula="of:=[.G28]-[.B28]" office:value-type="float" office:value="-11.5400000000001" calcext:value-type="float">
            <text:p>-011.54</text:p>
          </table:table-cell>
          <table:table-cell office:value-type="string" calcext:value-type="string">
            <text:p>34</text:p>
          </table:table-cell>
          <table:table-cell table:style-name="ce10" office:value-type="float" office:value="597.52" calcext:value-type="float">
            <text:p>597.52</text:p>
          </table:table-cell>
          <table:table-cell table:style-name="ce8" table:formula="of:=[.J28]-[.B28]" office:value-type="float" office:value="10.1899999999999" calcext:value-type="float">
            <text:p>+010.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#5</text:p>
          </table:table-cell>
          <table:table-cell table:style-name="ce4" office:value-type="float" office:value="622.25" calcext:value-type="float">
            <text:p>622.25</text:p>
          </table:table-cell>
          <table:table-cell office:value-type="string" calcext:value-type="string">
            <text:p>32</text:p>
          </table:table-cell>
          <table:table-cell table:style-name="ce10" office:value-type="float" office:value="620.95" calcext:value-type="float">
            <text:p>620.95</text:p>
          </table:table-cell>
          <table:table-cell table:style-name="ce8" table:formula="of:=[.D29]-[.B29]" office:value-type="float" office:value="-1.29999999999995" calcext:value-type="float">
            <text:p>-001.30</text:p>
          </table:table-cell>
          <table:table-cell office:value-type="string" calcext:value-type="string">
            <text:p>33</text:p>
          </table:table-cell>
          <table:table-cell table:style-name="ce10" office:value-type="float" office:value="609.01" calcext:value-type="float">
            <text:p>609.01</text:p>
          </table:table-cell>
          <table:table-cell table:style-name="ce8" table:formula="of:=[.G29]-[.B29]" office:value-type="float" office:value="-13.24" calcext:value-type="float">
            <text:p>-013.24</text:p>
          </table:table-cell>
          <table:table-cell office:value-type="string" calcext:value-type="string">
            <text:p>31</text:p>
          </table:table-cell>
          <table:table-cell table:style-name="ce10" office:value-type="float" office:value="633.37" calcext:value-type="float">
            <text:p>633.37</text:p>
          </table:table-cell>
          <table:table-cell table:style-name="ce8" table:formula="of:=[.J29]-[.B29]" office:value-type="float" office:value="11.12" calcext:value-type="float">
            <text:p>+011.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-5</text:p>
          </table:table-cell>
          <table:table-cell table:style-name="ce4" office:value-type="float" office:value="659.25" calcext:value-type="float">
            <text:p>659.25</text:p>
          </table:table-cell>
          <table:table-cell office:value-type="string" calcext:value-type="string">
            <text:p>2F</text:p>
          </table:table-cell>
          <table:table-cell table:style-name="ce10" office:value-type="float" office:value="659.76" calcext:value-type="float">
            <text:p>659.76</text:p>
          </table:table-cell>
          <table:table-cell table:style-name="ce8" table:formula="of:=[.D30]-[.B30]" office:value-type="float" office:value="0.509999999999991" calcext:value-type="float">
            <text:p>+000.51</text:p>
          </table:table-cell>
          <table:table-cell office:value-type="string" calcext:value-type="string">
            <text:p>30</text:p>
          </table:table-cell>
          <table:table-cell table:style-name="ce10" office:value-type="float" office:value="646.3" calcext:value-type="float">
            <text:p>646.30</text:p>
          </table:table-cell>
          <table:table-cell table:style-name="ce8" table:formula="of:=[.G30]-[.B30]" office:value-type="float" office:value="-12.95" calcext:value-type="float">
            <text:p>-012.95</text:p>
          </table:table-cell>
          <table:table-cell office:value-type="string" calcext:value-type="string">
            <text:p>2E</text:p>
          </table:table-cell>
          <table:table-cell table:style-name="ce10" office:value-type="float" office:value="673.8" calcext:value-type="float">
            <text:p>673.80</text:p>
          </table:table-cell>
          <table:table-cell table:style-name="ce8" table:formula="of:=[.J30]-[.B30]" office:value-type="float" office:value="14.55" calcext:value-type="float">
            <text:p>+014.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-5</text:p>
          </table:table-cell>
          <table:table-cell table:style-name="ce4" office:value-type="float" office:value="698.46" calcext:value-type="float">
            <text:p>698.46</text:p>
          </table:table-cell>
          <table:table-cell office:value-type="string" calcext:value-type="string">
            <text:p>2C</text:p>
          </table:table-cell>
          <table:table-cell table:style-name="ce10" office:value-type="float" office:value="703.75" calcext:value-type="float">
            <text:p>703.75</text:p>
          </table:table-cell>
          <table:table-cell table:style-name="ce8" table:formula="of:=[.D31]-[.B31]" office:value-type="float" office:value="5.28999999999996" calcext:value-type="float">
            <text:p>+005.29</text:p>
          </table:table-cell>
          <table:table-cell office:value-type="string" calcext:value-type="string">
            <text:p>2D</text:p>
          </table:table-cell>
          <table:table-cell table:style-name="ce10" office:value-type="float" office:value="688.45" calcext:value-type="float">
            <text:p>688.45</text:p>
          </table:table-cell>
          <table:table-cell table:style-name="ce8" table:formula="of:=[.G31]-[.B31]" office:value-type="float" office:value="-10.01" calcext:value-type="float">
            <text:p>-010.01</text:p>
          </table:table-cell>
          <table:table-cell office:value-type="string" calcext:value-type="string">
            <text:p>2B</text:p>
          </table:table-cell>
          <table:table-cell table:style-name="ce10" office:value-type="float" office:value="719.74" calcext:value-type="float">
            <text:p>719.74</text:p>
          </table:table-cell>
          <table:table-cell table:style-name="ce8" table:formula="of:=[.J31]-[.B31]" office:value-type="float" office:value="21.28" calcext:value-type="float">
            <text:p>+021.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#5</text:p>
          </table:table-cell>
          <table:table-cell table:style-name="ce4" office:value-type="float" office:value="739.99" calcext:value-type="float">
            <text:p>739.99</text:p>
          </table:table-cell>
          <table:table-cell office:value-type="string" calcext:value-type="string">
            <text:p>2A</text:p>
          </table:table-cell>
          <table:table-cell table:style-name="ce10" office:value-type="float" office:value="736.48" calcext:value-type="float">
            <text:p>736.48</text:p>
          </table:table-cell>
          <table:table-cell table:style-name="ce8" table:formula="of:=[.D32]-[.B32]" office:value-type="float" office:value="-3.50999999999999" calcext:value-type="float">
            <text:p>-003.51</text:p>
          </table:table-cell>
          <table:table-cell office:value-type="string" calcext:value-type="string">
            <text:p>2B</text:p>
          </table:table-cell>
          <table:table-cell table:style-name="ce10" office:value-type="float" office:value="719.74" calcext:value-type="float">
            <text:p>719.74</text:p>
          </table:table-cell>
          <table:table-cell table:style-name="ce8" table:formula="of:=[.G32]-[.B32]" office:value-type="float" office:value="-20.25" calcext:value-type="float">
            <text:p>-020.25</text:p>
          </table:table-cell>
          <table:table-cell office:value-type="string" calcext:value-type="string">
            <text:p>29</text:p>
          </table:table-cell>
          <table:table-cell table:style-name="ce10" office:value-type="float" office:value="754.02" calcext:value-type="float">
            <text:p>754.02</text:p>
          </table:table-cell>
          <table:table-cell table:style-name="ce8" table:formula="of:=[.J32]-[.B32]" office:value-type="float" office:value="14.03" calcext:value-type="float">
            <text:p>+014.0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-5</text:p>
          </table:table-cell>
          <table:table-cell table:style-name="ce4" office:value-type="float" office:value="783.99" calcext:value-type="float">
            <text:p>783.99</text:p>
          </table:table-cell>
          <table:table-cell office:value-type="string" calcext:value-type="string">
            <text:p>27</text:p>
          </table:table-cell>
          <table:table-cell table:style-name="ce10" office:value-type="float" office:value="791.72" calcext:value-type="float">
            <text:p>791.72</text:p>
          </table:table-cell>
          <table:table-cell table:style-name="ce8" table:formula="of:=[.D33]-[.B33]" office:value-type="float" office:value="7.73000000000002" calcext:value-type="float">
            <text:p>+007.73</text:p>
          </table:table-cell>
          <table:table-cell office:value-type="string" calcext:value-type="string">
            <text:p>28</text:p>
          </table:table-cell>
          <table:table-cell table:style-name="ce10" office:value-type="float" office:value="772.41" calcext:value-type="float">
            <text:p>772.41</text:p>
          </table:table-cell>
          <table:table-cell table:style-name="ce8" table:formula="of:=[.G33]-[.B33]" office:value-type="float" office:value="-11.58" calcext:value-type="float">
            <text:p>-011.58</text:p>
          </table:table-cell>
          <table:table-cell office:value-type="string" calcext:value-type="string">
            <text:p>26</text:p>
          </table:table-cell>
          <table:table-cell table:style-name="ce10" office:value-type="float" office:value="812.02" calcext:value-type="float">
            <text:p>812.02</text:p>
          </table:table-cell>
          <table:table-cell table:style-name="ce8" table:formula="of:=[.J33]-[.B33]" office:value-type="float" office:value="28.03" calcext:value-type="float">
            <text:p>+028.0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#5</text:p>
          </table:table-cell>
          <table:table-cell table:style-name="ce4" office:value-type="float" office:value="830.61" calcext:value-type="float">
            <text:p>830.61</text:p>
          </table:table-cell>
          <table:table-cell office:value-type="string" calcext:value-type="string">
            <text:p>25</text:p>
          </table:table-cell>
          <table:table-cell table:style-name="ce10" office:value-type="float" office:value="833.39" calcext:value-type="float">
            <text:p>833.39</text:p>
          </table:table-cell>
          <table:table-cell table:style-name="ce8" table:formula="of:=[.D34]-[.B34]" office:value-type="float" office:value="2.77999999999997" calcext:value-type="float">
            <text:p>+002.78</text:p>
          </table:table-cell>
          <table:table-cell office:value-type="string" calcext:value-type="string">
            <text:p>26</text:p>
          </table:table-cell>
          <table:table-cell table:style-name="ce10" office:value-type="float" office:value="812.02" calcext:value-type="float">
            <text:p>812.02</text:p>
          </table:table-cell>
          <table:table-cell table:style-name="ce8" table:formula="of:=[.G34]-[.B34]" office:value-type="float" office:value="-18.59" calcext:value-type="float">
            <text:p>-018.59</text:p>
          </table:table-cell>
          <table:table-cell office:value-type="string" calcext:value-type="string">
            <text:p>24</text:p>
          </table:table-cell>
          <table:table-cell table:style-name="ce10" office:value-type="float" office:value="855.91" calcext:value-type="float">
            <text:p>855.91</text:p>
          </table:table-cell>
          <table:table-cell table:style-name="ce8" table:formula="of:=[.J34]-[.B34]" office:value-type="float" office:value="25.3" calcext:value-type="float">
            <text:p>+025.3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-5</text:p>
          </table:table-cell>
          <table:table-cell table:style-name="ce4" office:value-type="float" office:value="880" calcext:value-type="float">
            <text:p>880.00</text:p>
          </table:table-cell>
          <table:table-cell office:value-type="string" calcext:value-type="string">
            <text:p>23</text:p>
          </table:table-cell>
          <table:table-cell table:style-name="ce10" office:value-type="float" office:value="879.69" calcext:value-type="float">
            <text:p>879.69</text:p>
          </table:table-cell>
          <table:table-cell table:style-name="ce8" table:formula="of:=[.D35]-[.B35]" office:value-type="float" office:value="-0.309999999999945" calcext:value-type="float">
            <text:p>-000.31</text:p>
          </table:table-cell>
          <table:table-cell office:value-type="string" calcext:value-type="string">
            <text:p>24</text:p>
          </table:table-cell>
          <table:table-cell table:style-name="ce10" office:value-type="float" office:value="855.91" calcext:value-type="float">
            <text:p>855.91</text:p>
          </table:table-cell>
          <table:table-cell table:style-name="ce8" table:formula="of:=[.G35]-[.B35]" office:value-type="float" office:value="-24.09" calcext:value-type="float">
            <text:p>-024.09</text:p>
          </table:table-cell>
          <table:table-cell office:value-type="string" calcext:value-type="string">
            <text:p>22</text:p>
          </table:table-cell>
          <table:table-cell table:style-name="ce10" office:value-type="float" office:value="904.82" calcext:value-type="float">
            <text:p>904.82</text:p>
          </table:table-cell>
          <table:table-cell table:style-name="ce8" table:formula="of:=[.J35]-[.B35]" office:value-type="float" office:value="24.8200000000001" calcext:value-type="float">
            <text:p>+024.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#5</text:p>
          </table:table-cell>
          <table:table-cell table:style-name="ce4" office:value-type="float" office:value="932.33" calcext:value-type="float">
            <text:p>932.33</text:p>
          </table:table-cell>
          <table:table-cell office:value-type="string" calcext:value-type="string">
            <text:p>21</text:p>
          </table:table-cell>
          <table:table-cell table:style-name="ce10" office:value-type="float" office:value="931.43" calcext:value-type="float">
            <text:p>931.43</text:p>
          </table:table-cell>
          <table:table-cell table:style-name="ce8" table:formula="of:=[.D36]-[.B36]" office:value-type="float" office:value="-0.900000000000091" calcext:value-type="float">
            <text:p>-000.90</text:p>
          </table:table-cell>
          <table:table-cell office:value-type="string" calcext:value-type="string">
            <text:p>22</text:p>
          </table:table-cell>
          <table:table-cell table:style-name="ce10" office:value-type="float" office:value="904.82" calcext:value-type="float">
            <text:p>904.82</text:p>
          </table:table-cell>
          <table:table-cell table:style-name="ce8" table:formula="of:=[.G36]-[.B36]" office:value-type="float" office:value="-27.51" calcext:value-type="float">
            <text:p>-027.51</text:p>
          </table:table-cell>
          <table:table-cell office:value-type="string" calcext:value-type="string">
            <text:p>20</text:p>
          </table:table-cell>
          <table:table-cell table:style-name="ce10" office:value-type="float" office:value="959.66" calcext:value-type="float">
            <text:p>959.66</text:p>
          </table:table-cell>
          <table:table-cell table:style-name="ce8" table:formula="of:=[.J36]-[.B36]" office:value-type="float" office:value="27.3299999999999" calcext:value-type="float">
            <text:p>+027.3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-5</text:p>
          </table:table-cell>
          <table:table-cell table:style-name="ce4" office:value-type="float" office:value="987.77" calcext:value-type="float">
            <text:p>987.77</text:p>
          </table:table-cell>
          <table:table-cell office:value-type="string" calcext:value-type="string">
            <text:p>1F</text:p>
          </table:table-cell>
          <table:table-cell table:style-name="ce10" office:value-type="float" office:value="989.65" calcext:value-type="float">
            <text:p>989.65</text:p>
          </table:table-cell>
          <table:table-cell table:style-name="ce8" table:formula="of:=[.D37]-[.B37]" office:value-type="float" office:value="1.88" calcext:value-type="float">
            <text:p>+001.88</text:p>
          </table:table-cell>
          <table:table-cell office:value-type="string" calcext:value-type="string">
            <text:p>20</text:p>
          </table:table-cell>
          <table:table-cell table:style-name="ce10" office:value-type="float" office:value="959.66" calcext:value-type="float">
            <text:p>959.66</text:p>
          </table:table-cell>
          <table:table-cell table:style-name="ce8" table:formula="of:=[.G37]-[.B37]" office:value-type="float" office:value="-28.11" calcext:value-type="float">
            <text:p>-028.11</text:p>
          </table:table-cell>
          <table:table-cell office:value-type="string" calcext:value-type="string">
            <text:p>1E</text:p>
          </table:table-cell>
          <table:table-cell table:style-name="ce10" office:value-type="float" office:value="1021.57" calcext:value-type="float">
            <text:p>1021.57</text:p>
          </table:table-cell>
          <table:table-cell table:style-name="ce8" table:formula="of:=[.J37]-[.B37]" office:value-type="float" office:value="33.8000000000001" calcext:value-type="float">
            <text:p>+033.80</text:p>
          </table:table-cell>
          <table:table-cell table:number-columns-repeated="16373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64 kHz'.E2:'64 kHz'.E37 '64 kHz'.H2:'64 kHz'.H37 '64 kHz'.K2:'64 kHz'.K37">
            <calcext:condition calcext:apply-style-name="Good" calcext:value="&gt;0" calcext:base-cell-address="'64 kHz'.E2"/>
            <calcext:condition calcext:apply-style-name="Bad" calcext:value="&lt;0" calcext:base-cell-address="'64 kHz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2" number:min-integer-digits="3"/>
    </number:number-style>
    <number:number-style style:name="N122">
      <number:number number:decimal-places="2" number:min-decimal-places="2" number:min-integer-digits="0"/>
    </number:number-style>
    <number:number-style style:name="N123">
      <number:text>+</number:text>
      <number:number number:decimal-places="2" number:min-decimal-places="2" number:min-integer-digits="3"/>
    </number:number-style>
    <number:number-style style:name="N124">
      <number:text>-</number:text>
      <number:number number:decimal-places="2" number:min-decimal-places="2" number:min-integer-digits="3"/>
    </number:number-style>
    <number:number-style style:name="N125P0" style:volatile="true">
      <number:text>+</number:text>
      <number:number number:decimal-places="2" number:min-decimal-places="2" number:min-integer-digits="3"/>
    </number:number-style>
    <number:number-style style:name="N125">
      <number:text>-</number:text>
      <number:number number:decimal-places="2" number:min-decimal-places="2" number:min-integer-digits="3"/>
      <style:map style:condition="value()&gt;=0" style:apply-style-name="N125P0"/>
    </number:number-style>
    <number:number-style style:name="N126">
      <number:number number:decimal-places="2" number:min-decimal-places="2" number:min-integer-digits="4"/>
    </number:number-style>
    <number:number-style style:name="N127">
      <number:text>  </number:text>
      <number:number number:decimal-places="2" number:min-decimal-places="2" number:min-integer-digits="2"/>
    </number:number-style>
    <number:number-style style:name="N128">
      <number:text>  </number:text>
      <number:number number:decimal-places="2" number:min-decimal-places="2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03:20:19.319000000</meta:creation-date>
    <dc:date>2023-03-03T15:31:13.025000000</dc:date>
    <meta:editing-duration>PT12H10M35S</meta:editing-duration>
    <meta:editing-cycles>6</meta:editing-cycles>
    <meta:generator>LibreOffice/7.4.3.2$Windows_X86_64 LibreOffice_project/1048a8393ae2eeec98dff31b5c133c5f1d08b890</meta:generator>
    <meta:document-statistic meta:table-count="1" meta:cell-count="407" meta:object-count="0"/>
  </office:meta>
</office:document-meta>
</file>